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8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upload.wikimedia.org/wikipedia/commons/thumb/1/15/Flag_of_Tokyo_Metropolis.svg/30px-Flag_of_Tokyo_Metropolis.svg.png" draw:style-name="gr1" draw:text-style-name="P1" svg:width="0.94cm" svg:height="0.626cm" svg:x="2.257cm" svg:y="1.354cm">
            <draw:image xlink:href="https://upload.wikimedia.org/wikipedia/commons/thumb/1/15/Flag_of_Tokyo_Metropolis.svg/30px-Flag_of_Tokyo_Metropolis.svg.png" xlink:type="simple" xlink:show="embed" xlink:actuate="onLoad" draw:mime-type="image/png">
              <text:p/>
            </draw:image>
          </draw:frame>
          <draw:frame draw:z-index="1" draw:name="https://upload.wikimedia.org/wikipedia/commons/thumb/a/a7/Flag_of_Kanagawa_Prefecture.svg/30px-Flag_of_Kanagawa_Prefecture.svg.png" draw:style-name="gr1" draw:text-style-name="P1" svg:width="0.94cm" svg:height="0.626cm" svg:x="2.257cm" svg:y="1.806cm">
            <draw:image xlink:href="https://upload.wikimedia.org/wikipedia/commons/thumb/a/a7/Flag_of_Kanagawa_Prefecture.svg/30px-Flag_of_Kanagawa_Prefecture.svg.png" xlink:type="simple" xlink:show="embed" xlink:actuate="onLoad" draw:mime-type="image/png">
              <text:p/>
            </draw:image>
          </draw:frame>
          <draw:frame draw:z-index="2" draw:name="https://upload.wikimedia.org/wikipedia/commons/thumb/5/5a/Flag_of_Osaka_Prefecture.svg/30px-Flag_of_Osaka_Prefecture.svg.png" draw:style-name="gr1" draw:text-style-name="P1" svg:width="0.94cm" svg:height="0.626cm" svg:x="2.257cm" svg:y="2.257cm">
            <draw:image xlink:href="https://upload.wikimedia.org/wikipedia/commons/thumb/5/5a/Flag_of_Osaka_Prefecture.svg/30px-Flag_of_Osaka_Prefecture.svg.png" xlink:type="simple" xlink:show="embed" xlink:actuate="onLoad" draw:mime-type="image/png">
              <text:p/>
            </draw:image>
          </draw:frame>
          <draw:frame draw:z-index="3" draw:name="https://upload.wikimedia.org/wikipedia/commons/thumb/0/02/Flag_of_Aichi_Prefecture.svg/30px-Flag_of_Aichi_Prefecture.svg.png" draw:style-name="gr1" draw:text-style-name="P1" svg:width="0.94cm" svg:height="0.658cm" svg:x="2.257cm" svg:y="2.709cm">
            <draw:image xlink:href="https://upload.wikimedia.org/wikipedia/commons/thumb/0/02/Flag_of_Aichi_Prefecture.svg/30px-Flag_of_Aichi_Prefecture.svg.png" xlink:type="simple" xlink:show="embed" xlink:actuate="onLoad" draw:mime-type="image/png">
              <text:p/>
            </draw:image>
          </draw:frame>
          <draw:frame draw:z-index="4" draw:name="https://upload.wikimedia.org/wikipedia/commons/thumb/c/cd/Flag_of_Saitama_Prefecture.svg/30px-Flag_of_Saitama_Prefecture.svg.png" draw:style-name="gr1" draw:text-style-name="P1" svg:width="0.94cm" svg:height="0.626cm" svg:x="2.257cm" svg:y="3.16cm">
            <draw:image xlink:href="https://upload.wikimedia.org/wikipedia/commons/thumb/c/cd/Flag_of_Saitama_Prefecture.svg/30px-Flag_of_Saitama_Prefecture.svg.png" xlink:type="simple" xlink:show="embed" xlink:actuate="onLoad" draw:mime-type="image/png">
              <text:p/>
            </draw:image>
          </draw:frame>
          <draw:frame draw:z-index="5" draw:name="https://upload.wikimedia.org/wikipedia/commons/thumb/0/0a/Flag_of_Chiba_Prefecture.svg/30px-Flag_of_Chiba_Prefecture.svg.png" draw:style-name="gr1" draw:text-style-name="P1" svg:width="0.94cm" svg:height="0.626cm" svg:x="2.257cm" svg:y="3.612cm">
            <draw:image xlink:href="https://upload.wikimedia.org/wikipedia/commons/thumb/0/0a/Flag_of_Chiba_Prefecture.svg/30px-Flag_of_Chiba_Prefecture.svg.png" xlink:type="simple" xlink:show="embed" xlink:actuate="onLoad" draw:mime-type="image/png">
              <text:p/>
            </draw:image>
          </draw:frame>
          <draw:frame draw:z-index="6" draw:name="https://upload.wikimedia.org/wikipedia/commons/thumb/7/74/Flag_of_Hyogo_Prefecture.svg/30px-Flag_of_Hyogo_Prefecture.svg.png" draw:style-name="gr1" draw:text-style-name="P1" svg:width="0.94cm" svg:height="0.658cm" svg:x="2.257cm" svg:y="4.064cm">
            <draw:image xlink:href="https://upload.wikimedia.org/wikipedia/commons/thumb/7/74/Flag_of_Hyogo_Prefecture.svg/30px-Flag_of_Hyogo_Prefecture.svg.png" xlink:type="simple" xlink:show="embed" xlink:actuate="onLoad" draw:mime-type="image/png">
              <text:p/>
            </draw:image>
          </draw:frame>
          <draw:frame draw:z-index="7" draw:name="https://upload.wikimedia.org/wikipedia/commons/thumb/2/22/Flag_of_Hokkaido_Prefecture.svg/30px-Flag_of_Hokkaido_Prefecture.svg.png" draw:style-name="gr1" draw:text-style-name="P1" svg:width="0.94cm" svg:height="0.626cm" svg:x="2.257cm" svg:y="4.515cm">
            <draw:image xlink:href="https://upload.wikimedia.org/wikipedia/commons/thumb/2/22/Flag_of_Hokkaido_Prefecture.svg/30px-Flag_of_Hokkaido_Prefecture.svg.png" xlink:type="simple" xlink:show="embed" xlink:actuate="onLoad" draw:mime-type="image/png">
              <text:p/>
            </draw:image>
          </draw:frame>
        </table:shapes>
        <table:table-column table:style-name="co1" table:default-cell-style-name="ce4"/>
        <table:table-column table:style-name="co1" table:number-columns-repeated="8" table:default-cell-style-name="ce7"/>
        <table:table-row table:style-name="ro1">
          <table:table-cell table:style-name="ce1" office:value-type="string" calcext:value-type="string">
            <text:p>順</text:p>
            <text:p>位</text:p>
          </table:table-cell>
          <table:table-cell table:style-name="ce6" office:value-type="string" calcext:value-type="string">
            <text:p>都道府県</text:p>
          </table:table-cell>
          <table:table-cell table:style-name="ce1" office:value-type="string" calcext:value-type="string">
            <text:p><text:a xlink:href="https://ja.wikipedia.org/wiki/2015年" xlink:type="simple">2015年</text:a></text:p>
            <text:p>(平成27年)</text:p>
          </table:table-cell>
          <table:table-cell table:style-name="ce1" office:value-type="string" calcext:value-type="string">
            <text:p><text:a xlink:href="https://ja.wikipedia.org/wiki/2010年" xlink:type="simple">2010年</text:a></text:p>
            <text:p>(平成22年)</text:p>
          </table:table-cell>
          <table:table-cell table:style-name="ce1" office:value-type="string" calcext:value-type="string">
            <text:p><text:a xlink:href="https://ja.wikipedia.org/wiki/2005年" xlink:type="simple">2005年</text:a></text:p>
            <text:p>(平成17年)</text:p>
          </table:table-cell>
          <table:table-cell table:style-name="ce1" office:value-type="string" calcext:value-type="string">
            <text:p><text:a xlink:href="https://ja.wikipedia.org/wiki/1995年" xlink:type="simple">1995年</text:a></text:p>
            <text:p>(平成7年)</text:p>
          </table:table-cell>
          <table:table-cell table:style-name="ce1" office:value-type="string" calcext:value-type="string">
            <text:p><text:a xlink:href="https://ja.wikipedia.org/wiki/1970年" xlink:type="simple">1970年</text:a></text:p>
            <text:p>(昭和45年)</text:p>
          </table:table-cell>
          <table:table-cell table:style-name="ce1" office:value-type="string" calcext:value-type="string">
            <text:p><text:a xlink:href="https://ja.wikipedia.org/wiki/1945年" xlink:type="simple">1945年</text:a></text:p>
            <text:p>(昭和20年)</text:p>
          </table:table-cell>
          <table:table-cell table:style-name="ce1" office:value-type="string" calcext:value-type="string">
            <text:p><text:a xlink:href="https://ja.wikipedia.org/wiki/1920年" xlink:type="simple">1920年</text:a></text:p>
            <text:p>(大正9年)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3" table:number-columns-repeated="8"/>
        </table:table-row>
        <table:table-row table:style-name="ro2">
          <table:table-cell table:style-name="ce3"/>
          <table:table-cell office:value-type="string" calcext:value-type="string">
            <text:p>全国</text:p>
          </table:table-cell>
          <table:table-cell office:value-type="float" office:value="127094745" calcext:value-type="float">
            <text:p>127094745</text:p>
          </table:table-cell>
          <table:table-cell office:value-type="float" office:value="128057352" calcext:value-type="float">
            <text:p>128057352</text:p>
          </table:table-cell>
          <table:table-cell office:value-type="float" office:value="127767994" calcext:value-type="float">
            <text:p>127767994</text:p>
          </table:table-cell>
          <table:table-cell office:value-type="float" office:value="125570246" calcext:value-type="float">
            <text:p>125570246</text:p>
          </table:table-cell>
          <table:table-cell office:value-type="float" office:value="104665171" calcext:value-type="float">
            <text:p>104665171</text:p>
          </table:table-cell>
          <table:table-cell office:value-type="float" office:value="71998104" calcext:value-type="float">
            <text:p>71998104</text:p>
          </table:table-cell>
          <table:table-cell office:value-type="float" office:value="55963053" calcext:value-type="float">
            <text:p>559630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ja.wikipedia.org/wiki/ファイル:Flag_of_Tokyo_Metropolis.svg" xlink:type="simple"> </text:a></text:p>
            <text:p><text:a xlink:href="https://ja.wikipedia.org/wiki/東京都" xlink:type="simple">東京都</text:a></text:p>
          </table:table-cell>
          <table:table-cell office:value-type="float" office:value="13515271" calcext:value-type="float">
            <text:p>13515271</text:p>
          </table:table-cell>
          <table:table-cell office:value-type="float" office:value="13159388" calcext:value-type="float">
            <text:p>13159388</text:p>
          </table:table-cell>
          <table:table-cell office:value-type="float" office:value="12576601" calcext:value-type="float">
            <text:p>12576601</text:p>
          </table:table-cell>
          <table:table-cell office:value-type="float" office:value="11773605" calcext:value-type="float">
            <text:p>11773605</text:p>
          </table:table-cell>
          <table:table-cell office:value-type="float" office:value="11408071" calcext:value-type="float">
            <text:p>11408071</text:p>
          </table:table-cell>
          <table:table-cell office:value-type="float" office:value="3488284" calcext:value-type="float">
            <text:p>3488284</text:p>
          </table:table-cell>
          <table:table-cell office:value-type="float" office:value="3699428" calcext:value-type="float">
            <text:p>3699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ja.wikipedia.org/wiki/ファイル:Flag_of_Kanagawa_Prefecture.svg" xlink:type="simple"> </text:a></text:p>
            <text:p><text:a xlink:href="https://ja.wikipedia.org/wiki/神奈川県" xlink:type="simple">神奈川県</text:a></text:p>
          </table:table-cell>
          <table:table-cell office:value-type="float" office:value="9126214" calcext:value-type="float">
            <text:p>9126214</text:p>
          </table:table-cell>
          <table:table-cell office:value-type="float" office:value="9048331" calcext:value-type="float">
            <text:p>9048331</text:p>
          </table:table-cell>
          <table:table-cell office:value-type="float" office:value="8791597" calcext:value-type="float">
            <text:p>8791597</text:p>
          </table:table-cell>
          <table:table-cell office:value-type="float" office:value="8245900" calcext:value-type="float">
            <text:p>8245900</text:p>
          </table:table-cell>
          <table:table-cell office:value-type="float" office:value="5472247" calcext:value-type="float">
            <text:p>5472247</text:p>
          </table:table-cell>
          <table:table-cell office:value-type="float" office:value="1865667" calcext:value-type="float">
            <text:p>1865667</text:p>
          </table:table-cell>
          <table:table-cell office:value-type="float" office:value="1323390" calcext:value-type="float">
            <text:p>13233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ja.wikipedia.org/wiki/ファイル:Flag_of_Osaka_Prefecture.svg" xlink:type="simple"> </text:a></text:p>
            <text:p><text:a xlink:href="https://ja.wikipedia.org/wiki/大阪府" xlink:type="simple">大阪府</text:a></text:p>
          </table:table-cell>
          <table:table-cell office:value-type="float" office:value="8839469" calcext:value-type="float">
            <text:p>8839469</text:p>
          </table:table-cell>
          <table:table-cell office:value-type="float" office:value="8865245" calcext:value-type="float">
            <text:p>8865245</text:p>
          </table:table-cell>
          <table:table-cell office:value-type="float" office:value="8817166" calcext:value-type="float">
            <text:p>8817166</text:p>
          </table:table-cell>
          <table:table-cell office:value-type="float" office:value="8797268" calcext:value-type="float">
            <text:p>8797268</text:p>
          </table:table-cell>
          <table:table-cell office:value-type="float" office:value="7620480" calcext:value-type="float">
            <text:p>7620480</text:p>
          </table:table-cell>
          <table:table-cell office:value-type="float" office:value="2800958" calcext:value-type="float">
            <text:p>2800958</text:p>
          </table:table-cell>
          <table:table-cell office:value-type="float" office:value="2587847" calcext:value-type="float">
            <text:p>2587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ja.wikipedia.org/wiki/ファイル:Flag_of_Aichi_Prefecture.svg" xlink:type="simple"> </text:a></text:p>
            <text:p><text:a xlink:href="https://ja.wikipedia.org/wiki/愛知県" xlink:type="simple">愛知県</text:a></text:p>
          </table:table-cell>
          <table:table-cell office:value-type="float" office:value="7483128" calcext:value-type="float">
            <text:p>7483128</text:p>
          </table:table-cell>
          <table:table-cell office:value-type="float" office:value="7410719" calcext:value-type="float">
            <text:p>7410719</text:p>
          </table:table-cell>
          <table:table-cell office:value-type="float" office:value="7254704" calcext:value-type="float">
            <text:p>7254704</text:p>
          </table:table-cell>
          <table:table-cell office:value-type="float" office:value="6868336" calcext:value-type="float">
            <text:p>6868336</text:p>
          </table:table-cell>
          <table:table-cell office:value-type="float" office:value="5386163" calcext:value-type="float">
            <text:p>5386163</text:p>
          </table:table-cell>
          <table:table-cell office:value-type="float" office:value="2857851" calcext:value-type="float">
            <text:p>2857851</text:p>
          </table:table-cell>
          <table:table-cell office:value-type="float" office:value="2089762" calcext:value-type="float">
            <text:p>20897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ja.wikipedia.org/wiki/ファイル:Flag_of_Saitama_Prefecture.svg" xlink:type="simple"> </text:a></text:p>
            <text:p><text:a xlink:href="https://ja.wikipedia.org/wiki/埼玉県" xlink:type="simple">埼玉県</text:a></text:p>
          </table:table-cell>
          <table:table-cell office:value-type="float" office:value="7266534" calcext:value-type="float">
            <text:p>7266534</text:p>
          </table:table-cell>
          <table:table-cell office:value-type="float" office:value="7194556" calcext:value-type="float">
            <text:p>7194556</text:p>
          </table:table-cell>
          <table:table-cell office:value-type="float" office:value="7054243" calcext:value-type="float">
            <text:p>7054243</text:p>
          </table:table-cell>
          <table:table-cell office:value-type="float" office:value="6759311" calcext:value-type="float">
            <text:p>6759311</text:p>
          </table:table-cell>
          <table:table-cell office:value-type="float" office:value="3866472" calcext:value-type="float">
            <text:p>3866472</text:p>
          </table:table-cell>
          <table:table-cell office:value-type="float" office:value="2047261" calcext:value-type="float">
            <text:p>2047261</text:p>
          </table:table-cell>
          <table:table-cell office:value-type="float" office:value="1319533" calcext:value-type="float">
            <text:p>13195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ja.wikipedia.org/wiki/ファイル:Flag_of_Chiba_Prefecture.svg" xlink:type="simple"> </text:a></text:p>
            <text:p><text:a xlink:href="https://ja.wikipedia.org/wiki/千葉県" xlink:type="simple">千葉県</text:a></text:p>
          </table:table-cell>
          <table:table-cell office:value-type="float" office:value="6222666" calcext:value-type="float">
            <text:p>6222666</text:p>
          </table:table-cell>
          <table:table-cell office:value-type="float" office:value="6216289" calcext:value-type="float">
            <text:p>6216289</text:p>
          </table:table-cell>
          <table:table-cell office:value-type="float" office:value="6056462" calcext:value-type="float">
            <text:p>6056462</text:p>
          </table:table-cell>
          <table:table-cell office:value-type="float" office:value="5797782" calcext:value-type="float">
            <text:p>5797782</text:p>
          </table:table-cell>
          <table:table-cell office:value-type="float" office:value="3366624" calcext:value-type="float">
            <text:p>3366624</text:p>
          </table:table-cell>
          <table:table-cell office:value-type="float" office:value="1966862" calcext:value-type="float">
            <text:p>1966862</text:p>
          </table:table-cell>
          <table:table-cell office:value-type="float" office:value="1336155" calcext:value-type="float">
            <text:p>13361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ja.wikipedia.org/wiki/ファイル:Flag_of_Hyogo_Prefecture.svg" xlink:type="simple"> </text:a></text:p>
            <text:p><text:a xlink:href="https://ja.wikipedia.org/wiki/兵庫県" xlink:type="simple">兵庫県</text:a></text:p>
          </table:table-cell>
          <table:table-cell office:value-type="float" office:value="5534800" calcext:value-type="float">
            <text:p>5534800</text:p>
          </table:table-cell>
          <table:table-cell office:value-type="float" office:value="5588133" calcext:value-type="float">
            <text:p>5588133</text:p>
          </table:table-cell>
          <table:table-cell office:value-type="float" office:value="5590601" calcext:value-type="float">
            <text:p>5590601</text:p>
          </table:table-cell>
          <table:table-cell office:value-type="float" office:value="5401877" calcext:value-type="float">
            <text:p>5401877</text:p>
          </table:table-cell>
          <table:table-cell office:value-type="float" office:value="4667928" calcext:value-type="float">
            <text:p>4667928</text:p>
          </table:table-cell>
          <table:table-cell office:value-type="float" office:value="2821892" calcext:value-type="float">
            <text:p>2821892</text:p>
          </table:table-cell>
          <table:table-cell office:value-type="float" office:value="2301799" calcext:value-type="float">
            <text:p>23017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ja.wikipedia.org/wiki/ファイル:Flag_of_Hokkaido_Prefecture.svg" xlink:type="simple"> </text:a></text:p>
            <text:p><text:a xlink:href="https://ja.wikipedia.org/wiki/北海道" xlink:type="simple">北海道</text:a></text:p>
          </table:table-cell>
          <table:table-cell office:value-type="float" office:value="5381733" calcext:value-type="float">
            <text:p>5381733</text:p>
          </table:table-cell>
          <table:table-cell office:value-type="float" office:value="5506419" calcext:value-type="float">
            <text:p>5506419</text:p>
          </table:table-cell>
          <table:table-cell office:value-type="float" office:value="5627737" calcext:value-type="float">
            <text:p>5627737</text:p>
          </table:table-cell>
          <table:table-cell office:value-type="float" office:value="5692321" calcext:value-type="float">
            <text:p>5692321</text:p>
          </table:table-cell>
          <table:table-cell office:value-type="float" office:value="5184287" calcext:value-type="float">
            <text:p>5184287</text:p>
          </table:table-cell>
          <table:table-cell office:value-type="float" office:value="3518389" calcext:value-type="float">
            <text:p>3518389</text:p>
          </table:table-cell>
          <table:table-cell office:value-type="float" office:value="2359183" calcext:value-type="float">
            <text:p>235918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ja.wikipedia.org/wiki/福岡県" xlink:type="simple">福岡県</text:a></text:p>
          </table:table-cell>
          <table:table-cell office:value-type="float" office:value="5101556" calcext:value-type="float">
            <text:p>5101556</text:p>
          </table:table-cell>
          <table:table-cell office:value-type="float" office:value="5071968" calcext:value-type="float">
            <text:p>5071968</text:p>
          </table:table-cell>
          <table:table-cell office:value-type="float" office:value="5049908" calcext:value-type="float">
            <text:p>5049908</text:p>
          </table:table-cell>
          <table:table-cell office:value-type="float" office:value="4933393" calcext:value-type="float">
            <text:p>4933393</text:p>
          </table:table-cell>
          <table:table-cell office:value-type="float" office:value="4027416" calcext:value-type="float">
            <text:p>4027416</text:p>
          </table:table-cell>
          <table:table-cell office:value-type="float" office:value="2746855" calcext:value-type="float">
            <text:p>2746855</text:p>
          </table:table-cell>
          <table:table-cell office:value-type="float" office:value="2188249" calcext:value-type="float">
            <text:p>218824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ja.wikipedia.org/wiki/静岡県" xlink:type="simple">静岡県</text:a></text:p>
          </table:table-cell>
          <table:table-cell office:value-type="float" office:value="3700305" calcext:value-type="float">
            <text:p>3700305</text:p>
          </table:table-cell>
          <table:table-cell office:value-type="float" office:value="3765007" calcext:value-type="float">
            <text:p>3765007</text:p>
          </table:table-cell>
          <table:table-cell office:value-type="float" office:value="3792377" calcext:value-type="float">
            <text:p>3792377</text:p>
          </table:table-cell>
          <table:table-cell office:value-type="float" office:value="3737689" calcext:value-type="float">
            <text:p>3737689</text:p>
          </table:table-cell>
          <table:table-cell office:value-type="float" office:value="3089895" calcext:value-type="float">
            <text:p>3089895</text:p>
          </table:table-cell>
          <table:table-cell office:value-type="float" office:value="2220358" calcext:value-type="float">
            <text:p>2220358</text:p>
          </table:table-cell>
          <table:table-cell office:value-type="float" office:value="1550387" calcext:value-type="float">
            <text:p>155038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ja.wikipedia.org/wiki/茨城県" xlink:type="simple">茨城県</text:a></text:p>
          </table:table-cell>
          <table:table-cell office:value-type="float" office:value="2916976" calcext:value-type="float">
            <text:p>2916976</text:p>
          </table:table-cell>
          <table:table-cell office:value-type="float" office:value="2969770" calcext:value-type="float">
            <text:p>2969770</text:p>
          </table:table-cell>
          <table:table-cell office:value-type="float" office:value="2975167" calcext:value-type="float">
            <text:p>2975167</text:p>
          </table:table-cell>
          <table:table-cell office:value-type="float" office:value="2955530" calcext:value-type="float">
            <text:p>2955530</text:p>
          </table:table-cell>
          <table:table-cell office:value-type="float" office:value="2143551" calcext:value-type="float">
            <text:p>2143551</text:p>
          </table:table-cell>
          <table:table-cell office:value-type="float" office:value="1944344" calcext:value-type="float">
            <text:p>1944344</text:p>
          </table:table-cell>
          <table:table-cell office:value-type="float" office:value="1350400" calcext:value-type="float">
            <text:p>13504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ja.wikipedia.org/wiki/広島県" xlink:type="simple">広島県</text:a></text:p>
          </table:table-cell>
          <table:table-cell office:value-type="float" office:value="2843990" calcext:value-type="float">
            <text:p>2843990</text:p>
          </table:table-cell>
          <table:table-cell office:value-type="float" office:value="2860750" calcext:value-type="float">
            <text:p>2860750</text:p>
          </table:table-cell>
          <table:table-cell office:value-type="float" office:value="2876642" calcext:value-type="float">
            <text:p>2876642</text:p>
          </table:table-cell>
          <table:table-cell office:value-type="float" office:value="2881748" calcext:value-type="float">
            <text:p>2881748</text:p>
          </table:table-cell>
          <table:table-cell office:value-type="float" office:value="2436135" calcext:value-type="float">
            <text:p>2436135</text:p>
          </table:table-cell>
          <table:table-cell office:value-type="float" office:value="1885471" calcext:value-type="float">
            <text:p>1885471</text:p>
          </table:table-cell>
          <table:table-cell office:value-type="float" office:value="1541905" calcext:value-type="float">
            <text:p>154190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ja.wikipedia.org/wiki/京都府" xlink:type="simple">京都府</text:a></text:p>
          </table:table-cell>
          <table:table-cell office:value-type="float" office:value="2610353" calcext:value-type="float">
            <text:p>2610353</text:p>
          </table:table-cell>
          <table:table-cell office:value-type="float" office:value="2636092" calcext:value-type="float">
            <text:p>2636092</text:p>
          </table:table-cell>
          <table:table-cell office:value-type="float" office:value="2647660" calcext:value-type="float">
            <text:p>2647660</text:p>
          </table:table-cell>
          <table:table-cell office:value-type="float" office:value="2629592" calcext:value-type="float">
            <text:p>2629592</text:p>
          </table:table-cell>
          <table:table-cell office:value-type="float" office:value="2250087" calcext:value-type="float">
            <text:p>2250087</text:p>
          </table:table-cell>
          <table:table-cell office:value-type="float" office:value="1603796" calcext:value-type="float">
            <text:p>1603796</text:p>
          </table:table-cell>
          <table:table-cell office:value-type="float" office:value="1287147" calcext:value-type="float">
            <text:p>128714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ja.wikipedia.org/wiki/宮城県" xlink:type="simple">宮城県</text:a></text:p>
          </table:table-cell>
          <table:table-cell office:value-type="float" office:value="2333899" calcext:value-type="float">
            <text:p>2333899</text:p>
          </table:table-cell>
          <table:table-cell office:value-type="float" office:value="2348165" calcext:value-type="float">
            <text:p>2348165</text:p>
          </table:table-cell>
          <table:table-cell office:value-type="float" office:value="2360218" calcext:value-type="float">
            <text:p>2360218</text:p>
          </table:table-cell>
          <table:table-cell office:value-type="float" office:value="2328739" calcext:value-type="float">
            <text:p>2328739</text:p>
          </table:table-cell>
          <table:table-cell office:value-type="float" office:value="1819223" calcext:value-type="float">
            <text:p>1819223</text:p>
          </table:table-cell>
          <table:table-cell office:value-type="float" office:value="1462254" calcext:value-type="float">
            <text:p>1462254</text:p>
          </table:table-cell>
          <table:table-cell office:value-type="float" office:value="961768" calcext:value-type="float">
            <text:p>96176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ja.wikipedia.org/wiki/新潟県" xlink:type="simple">新潟県</text:a></text:p>
          </table:table-cell>
          <table:table-cell office:value-type="float" office:value="2304264" calcext:value-type="float">
            <text:p>2304264</text:p>
          </table:table-cell>
          <table:table-cell office:value-type="float" office:value="2374450" calcext:value-type="float">
            <text:p>2374450</text:p>
          </table:table-cell>
          <table:table-cell office:value-type="float" office:value="2431459" calcext:value-type="float">
            <text:p>2431459</text:p>
          </table:table-cell>
          <table:table-cell office:value-type="float" office:value="2488364" calcext:value-type="float">
            <text:p>2488364</text:p>
          </table:table-cell>
          <table:table-cell office:value-type="float" office:value="2360982" calcext:value-type="float">
            <text:p>2360982</text:p>
          </table:table-cell>
          <table:table-cell office:value-type="float" office:value="2389653" calcext:value-type="float">
            <text:p>2389653</text:p>
          </table:table-cell>
          <table:table-cell office:value-type="float" office:value="1776474" calcext:value-type="float">
            <text:p>177647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ja.wikipedia.org/wiki/長野県" xlink:type="simple">長野県</text:a></text:p>
          </table:table-cell>
          <table:table-cell office:value-type="float" office:value="2098804" calcext:value-type="float">
            <text:p>2098804</text:p>
          </table:table-cell>
          <table:table-cell office:value-type="float" office:value="2152449" calcext:value-type="float">
            <text:p>2152449</text:p>
          </table:table-cell>
          <table:table-cell office:value-type="float" office:value="2196114" calcext:value-type="float">
            <text:p>2196114</text:p>
          </table:table-cell>
          <table:table-cell office:value-type="float" office:value="2193984" calcext:value-type="float">
            <text:p>2193984</text:p>
          </table:table-cell>
          <table:table-cell office:value-type="float" office:value="1956917" calcext:value-type="float">
            <text:p>1956917</text:p>
          </table:table-cell>
          <table:table-cell office:value-type="float" office:value="2121050" calcext:value-type="float">
            <text:p>2121050</text:p>
          </table:table-cell>
          <table:table-cell office:value-type="float" office:value="1562722" calcext:value-type="float">
            <text:p>156272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ja.wikipedia.org/wiki/岐阜県" xlink:type="simple">岐阜県</text:a></text:p>
          </table:table-cell>
          <table:table-cell office:value-type="float" office:value="2031903" calcext:value-type="float">
            <text:p>2031903</text:p>
          </table:table-cell>
          <table:table-cell office:value-type="float" office:value="2080773" calcext:value-type="float">
            <text:p>2080773</text:p>
          </table:table-cell>
          <table:table-cell office:value-type="float" office:value="2107226" calcext:value-type="float">
            <text:p>2107226</text:p>
          </table:table-cell>
          <table:table-cell office:value-type="float" office:value="2100315" calcext:value-type="float">
            <text:p>2100315</text:p>
          </table:table-cell>
          <table:table-cell office:value-type="float" office:value="1758954" calcext:value-type="float">
            <text:p>1758954</text:p>
          </table:table-cell>
          <table:table-cell office:value-type="float" office:value="1518649" calcext:value-type="float">
            <text:p>1518649</text:p>
          </table:table-cell>
          <table:table-cell office:value-type="float" office:value="1070407" calcext:value-type="float">
            <text:p>107040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ja.wikipedia.org/wiki/栃木県" xlink:type="simple">栃木県</text:a></text:p>
          </table:table-cell>
          <table:table-cell office:value-type="float" office:value="1974255" calcext:value-type="float">
            <text:p>1974255</text:p>
          </table:table-cell>
          <table:table-cell office:value-type="float" office:value="2007683" calcext:value-type="float">
            <text:p>2007683</text:p>
          </table:table-cell>
          <table:table-cell office:value-type="float" office:value="2016631" calcext:value-type="float">
            <text:p>2016631</text:p>
          </table:table-cell>
          <table:table-cell office:value-type="float" office:value="1984390" calcext:value-type="float">
            <text:p>1984390</text:p>
          </table:table-cell>
          <table:table-cell office:value-type="float" office:value="1580021" calcext:value-type="float">
            <text:p>1580021</text:p>
          </table:table-cell>
          <table:table-cell office:value-type="float" office:value="1546355" calcext:value-type="float">
            <text:p>1546355</text:p>
          </table:table-cell>
          <table:table-cell office:value-type="float" office:value="1046479" calcext:value-type="float">
            <text:p>104647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ja.wikipedia.org/wiki/群馬県" xlink:type="simple">群馬県</text:a></text:p>
          </table:table-cell>
          <table:table-cell office:value-type="float" office:value="1973115" calcext:value-type="float">
            <text:p>1973115</text:p>
          </table:table-cell>
          <table:table-cell office:value-type="float" office:value="2008068" calcext:value-type="float">
            <text:p>2008068</text:p>
          </table:table-cell>
          <table:table-cell office:value-type="float" office:value="2024135" calcext:value-type="float">
            <text:p>2024135</text:p>
          </table:table-cell>
          <table:table-cell office:value-type="float" office:value="2003540" calcext:value-type="float">
            <text:p>2003540</text:p>
          </table:table-cell>
          <table:table-cell office:value-type="float" office:value="1658909" calcext:value-type="float">
            <text:p>1658909</text:p>
          </table:table-cell>
          <table:table-cell office:value-type="float" office:value="1546081" calcext:value-type="float">
            <text:p>1546081</text:p>
          </table:table-cell>
          <table:table-cell office:value-type="float" office:value="1052610" calcext:value-type="float">
            <text:p>105261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ja.wikipedia.org/wiki/岡山県" xlink:type="simple">岡山県</text:a></text:p>
          </table:table-cell>
          <table:table-cell office:value-type="float" office:value="1921525" calcext:value-type="float">
            <text:p>1921525</text:p>
          </table:table-cell>
          <table:table-cell office:value-type="float" office:value="1945276" calcext:value-type="float">
            <text:p>1945276</text:p>
          </table:table-cell>
          <table:table-cell office:value-type="float" office:value="1957264" calcext:value-type="float">
            <text:p>1957264</text:p>
          </table:table-cell>
          <table:table-cell office:value-type="float" office:value="1950750" calcext:value-type="float">
            <text:p>1950750</text:p>
          </table:table-cell>
          <table:table-cell office:value-type="float" office:value="1707026" calcext:value-type="float">
            <text:p>1707026</text:p>
          </table:table-cell>
          <table:table-cell office:value-type="float" office:value="1564626" calcext:value-type="float">
            <text:p>1564626</text:p>
          </table:table-cell>
          <table:table-cell office:value-type="float" office:value="1217698" calcext:value-type="float">
            <text:p>121769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ja.wikipedia.org/wiki/福島県" xlink:type="simple">福島県</text:a></text:p>
          </table:table-cell>
          <table:table-cell office:value-type="float" office:value="1914039" calcext:value-type="float">
            <text:p>1914039</text:p>
          </table:table-cell>
          <table:table-cell office:value-type="float" office:value="2029064" calcext:value-type="float">
            <text:p>2029064</text:p>
          </table:table-cell>
          <table:table-cell office:value-type="float" office:value="2091319" calcext:value-type="float">
            <text:p>2091319</text:p>
          </table:table-cell>
          <table:table-cell office:value-type="float" office:value="2133592" calcext:value-type="float">
            <text:p>2133592</text:p>
          </table:table-cell>
          <table:table-cell office:value-type="float" office:value="1946077" calcext:value-type="float">
            <text:p>1946077</text:p>
          </table:table-cell>
          <table:table-cell office:value-type="float" office:value="1957356" calcext:value-type="float">
            <text:p>1957356</text:p>
          </table:table-cell>
          <table:table-cell office:value-type="float" office:value="1362750" calcext:value-type="float">
            <text:p>13627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ja.wikipedia.org/wiki/三重県" xlink:type="simple">三重県</text:a></text:p>
          </table:table-cell>
          <table:table-cell office:value-type="float" office:value="1815865" calcext:value-type="float">
            <text:p>1815865</text:p>
          </table:table-cell>
          <table:table-cell office:value-type="float" office:value="1854724" calcext:value-type="float">
            <text:p>1854724</text:p>
          </table:table-cell>
          <table:table-cell office:value-type="float" office:value="1866963" calcext:value-type="float">
            <text:p>1866963</text:p>
          </table:table-cell>
          <table:table-cell office:value-type="float" office:value="1841358" calcext:value-type="float">
            <text:p>1841358</text:p>
          </table:table-cell>
          <table:table-cell office:value-type="float" office:value="1543083" calcext:value-type="float">
            <text:p>1543083</text:p>
          </table:table-cell>
          <table:table-cell office:value-type="float" office:value="1394286" calcext:value-type="float">
            <text:p>1394286</text:p>
          </table:table-cell>
          <table:table-cell office:value-type="float" office:value="1069270" calcext:value-type="float">
            <text:p>106927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ja.wikipedia.org/wiki/熊本県" xlink:type="simple">熊本県</text:a></text:p>
          </table:table-cell>
          <table:table-cell office:value-type="float" office:value="1786170" calcext:value-type="float">
            <text:p>1786170</text:p>
          </table:table-cell>
          <table:table-cell office:value-type="float" office:value="1817426" calcext:value-type="float">
            <text:p>1817426</text:p>
          </table:table-cell>
          <table:table-cell office:value-type="float" office:value="1842233" calcext:value-type="float">
            <text:p>1842233</text:p>
          </table:table-cell>
          <table:table-cell office:value-type="float" office:value="1859793" calcext:value-type="float">
            <text:p>1859793</text:p>
          </table:table-cell>
          <table:table-cell office:value-type="float" office:value="1700229" calcext:value-type="float">
            <text:p>1700229</text:p>
          </table:table-cell>
          <table:table-cell office:value-type="float" office:value="1556490" calcext:value-type="float">
            <text:p>1556490</text:p>
          </table:table-cell>
          <table:table-cell office:value-type="float" office:value="1233233" calcext:value-type="float">
            <text:p>123323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ja.wikipedia.org/wiki/鹿児島県" xlink:type="simple">鹿児島県</text:a></text:p>
          </table:table-cell>
          <table:table-cell office:value-type="float" office:value="1648177" calcext:value-type="float">
            <text:p>1648177</text:p>
          </table:table-cell>
          <table:table-cell office:value-type="float" office:value="1706242" calcext:value-type="float">
            <text:p>1706242</text:p>
          </table:table-cell>
          <table:table-cell office:value-type="float" office:value="1753179" calcext:value-type="float">
            <text:p>1753179</text:p>
          </table:table-cell>
          <table:table-cell office:value-type="float" office:value="1794224" calcext:value-type="float">
            <text:p>1794224</text:p>
          </table:table-cell>
          <table:table-cell office:value-type="float" office:value="1729150" calcext:value-type="float">
            <text:p>1729150</text:p>
          </table:table-cell>
          <table:table-cell office:value-type="float" office:value="1538466" calcext:value-type="float">
            <text:p>1538466</text:p>
          </table:table-cell>
          <table:table-cell office:value-type="float" office:value="1415582" calcext:value-type="float">
            <text:p>141558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ja.wikipedia.org/wiki/沖縄県" xlink:type="simple">沖縄県</text:a></text:p>
          </table:table-cell>
          <table:table-cell office:value-type="float" office:value="1433566" calcext:value-type="float">
            <text:p>1433566</text:p>
          </table:table-cell>
          <table:table-cell office:value-type="float" office:value="1392818" calcext:value-type="float">
            <text:p>1392818</text:p>
          </table:table-cell>
          <table:table-cell office:value-type="float" office:value="1361594" calcext:value-type="float">
            <text:p>1361594</text:p>
          </table:table-cell>
          <table:table-cell office:value-type="float" office:value="1273440" calcext:value-type="float">
            <text:p>1273440</text:p>
          </table:table-cell>
          <table:table-cell office:value-type="float" office:value="945111" calcext:value-type="float">
            <text:p>945111</text:p>
          </table:table-cell>
          <table:table-cell office:value-type="string" calcext:value-type="string">
            <text:p>- <text:a xlink:href="https://ja.wikipedia.org/wiki/都道府県の人口一覧#cite_note-1" xlink:type="simple">[1]</text:a></text:p>
          </table:table-cell>
          <table:table-cell office:value-type="float" office:value="571572" calcext:value-type="float">
            <text:p>57157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ja.wikipedia.org/wiki/滋賀県" xlink:type="simple">滋賀県</text:a></text:p>
          </table:table-cell>
          <table:table-cell office:value-type="float" office:value="1412916" calcext:value-type="float">
            <text:p>1412916</text:p>
          </table:table-cell>
          <table:table-cell office:value-type="float" office:value="1410777" calcext:value-type="float">
            <text:p>1410777</text:p>
          </table:table-cell>
          <table:table-cell office:value-type="float" office:value="1380361" calcext:value-type="float">
            <text:p>1380361</text:p>
          </table:table-cell>
          <table:table-cell office:value-type="float" office:value="1287005" calcext:value-type="float">
            <text:p>1287005</text:p>
          </table:table-cell>
          <table:table-cell office:value-type="float" office:value="889768" calcext:value-type="float">
            <text:p>889768</text:p>
          </table:table-cell>
          <table:table-cell office:value-type="float" office:value="860911" calcext:value-type="float">
            <text:p>860911</text:p>
          </table:table-cell>
          <table:table-cell office:value-type="float" office:value="651050" calcext:value-type="float">
            <text:p>65105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ja.wikipedia.org/wiki/山口県" xlink:type="simple">山口県</text:a></text:p>
          </table:table-cell>
          <table:table-cell office:value-type="float" office:value="1404729" calcext:value-type="float">
            <text:p>1404729</text:p>
          </table:table-cell>
          <table:table-cell office:value-type="float" office:value="1451338" calcext:value-type="float">
            <text:p>1451338</text:p>
          </table:table-cell>
          <table:table-cell office:value-type="float" office:value="1492606" calcext:value-type="float">
            <text:p>1492606</text:p>
          </table:table-cell>
          <table:table-cell office:value-type="float" office:value="1555543" calcext:value-type="float">
            <text:p>1555543</text:p>
          </table:table-cell>
          <table:table-cell office:value-type="float" office:value="1511448" calcext:value-type="float">
            <text:p>1511448</text:p>
          </table:table-cell>
          <table:table-cell office:value-type="float" office:value="1356491" calcext:value-type="float">
            <text:p>1356491</text:p>
          </table:table-cell>
          <table:table-cell office:value-type="float" office:value="1041013" calcext:value-type="float">
            <text:p>104101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ja.wikipedia.org/wiki/愛媛県" xlink:type="simple">愛媛県</text:a></text:p>
          </table:table-cell>
          <table:table-cell office:value-type="float" office:value="1385262" calcext:value-type="float">
            <text:p>1385262</text:p>
          </table:table-cell>
          <table:table-cell office:value-type="float" office:value="1431493" calcext:value-type="float">
            <text:p>1431493</text:p>
          </table:table-cell>
          <table:table-cell office:value-type="float" office:value="1467815" calcext:value-type="float">
            <text:p>1467815</text:p>
          </table:table-cell>
          <table:table-cell office:value-type="float" office:value="1506700" calcext:value-type="float">
            <text:p>1506700</text:p>
          </table:table-cell>
          <table:table-cell office:value-type="float" office:value="1418124" calcext:value-type="float">
            <text:p>1418124</text:p>
          </table:table-cell>
          <table:table-cell office:value-type="float" office:value="1361484" calcext:value-type="float">
            <text:p>1361484</text:p>
          </table:table-cell>
          <table:table-cell office:value-type="float" office:value="1046720" calcext:value-type="float">
            <text:p>104672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ja.wikipedia.org/wiki/長崎県" xlink:type="simple">長崎県</text:a></text:p>
          </table:table-cell>
          <table:table-cell office:value-type="float" office:value="1377187" calcext:value-type="float">
            <text:p>1377187</text:p>
          </table:table-cell>
          <table:table-cell office:value-type="float" office:value="1426779" calcext:value-type="float">
            <text:p>1426779</text:p>
          </table:table-cell>
          <table:table-cell office:value-type="float" office:value="1478632" calcext:value-type="float">
            <text:p>1478632</text:p>
          </table:table-cell>
          <table:table-cell office:value-type="float" office:value="1544934" calcext:value-type="float">
            <text:p>1544934</text:p>
          </table:table-cell>
          <table:table-cell office:value-type="float" office:value="1570245" calcext:value-type="float">
            <text:p>1570245</text:p>
          </table:table-cell>
          <table:table-cell office:value-type="float" office:value="1318589" calcext:value-type="float">
            <text:p>1318589</text:p>
          </table:table-cell>
          <table:table-cell office:value-type="float" office:value="1136182" calcext:value-type="float">
            <text:p>113618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ja.wikipedia.org/wiki/奈良県" xlink:type="simple">奈良県</text:a></text:p>
          </table:table-cell>
          <table:table-cell office:value-type="float" office:value="1364316" calcext:value-type="float">
            <text:p>1364316</text:p>
          </table:table-cell>
          <table:table-cell office:value-type="float" office:value="1400728" calcext:value-type="float">
            <text:p>1400728</text:p>
          </table:table-cell>
          <table:table-cell office:value-type="float" office:value="1421310" calcext:value-type="float">
            <text:p>1421310</text:p>
          </table:table-cell>
          <table:table-cell office:value-type="float" office:value="1430862" calcext:value-type="float">
            <text:p>1430862</text:p>
          </table:table-cell>
          <table:table-cell office:value-type="float" office:value="930160" calcext:value-type="float">
            <text:p>930160</text:p>
          </table:table-cell>
          <table:table-cell office:value-type="float" office:value="779685" calcext:value-type="float">
            <text:p>779685</text:p>
          </table:table-cell>
          <table:table-cell office:value-type="float" office:value="564607" calcext:value-type="float">
            <text:p>56460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ja.wikipedia.org/wiki/青森県" xlink:type="simple">青森県</text:a></text:p>
          </table:table-cell>
          <table:table-cell office:value-type="float" office:value="1308265" calcext:value-type="float">
            <text:p>1308265</text:p>
          </table:table-cell>
          <table:table-cell office:value-type="float" office:value="1373339" calcext:value-type="float">
            <text:p>1373339</text:p>
          </table:table-cell>
          <table:table-cell office:value-type="float" office:value="1436657" calcext:value-type="float">
            <text:p>1436657</text:p>
          </table:table-cell>
          <table:table-cell office:value-type="float" office:value="1481663" calcext:value-type="float">
            <text:p>1481663</text:p>
          </table:table-cell>
          <table:table-cell office:value-type="float" office:value="1427520" calcext:value-type="float">
            <text:p>1427520</text:p>
          </table:table-cell>
          <table:table-cell office:value-type="float" office:value="1083250" calcext:value-type="float">
            <text:p>1083250</text:p>
          </table:table-cell>
          <table:table-cell office:value-type="float" office:value="756454" calcext:value-type="float">
            <text:p>75645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ja.wikipedia.org/wiki/岩手県" xlink:type="simple">岩手県</text:a></text:p>
          </table:table-cell>
          <table:table-cell office:value-type="float" office:value="1279594" calcext:value-type="float">
            <text:p>1279594</text:p>
          </table:table-cell>
          <table:table-cell office:value-type="float" office:value="1330147" calcext:value-type="float">
            <text:p>1330147</text:p>
          </table:table-cell>
          <table:table-cell office:value-type="float" office:value="1385041" calcext:value-type="float">
            <text:p>1385041</text:p>
          </table:table-cell>
          <table:table-cell office:value-type="float" office:value="1419505" calcext:value-type="float">
            <text:p>1419505</text:p>
          </table:table-cell>
          <table:table-cell office:value-type="float" office:value="1371383" calcext:value-type="float">
            <text:p>1371383</text:p>
          </table:table-cell>
          <table:table-cell office:value-type="float" office:value="1227789" calcext:value-type="float">
            <text:p>1227789</text:p>
          </table:table-cell>
          <table:table-cell office:value-type="float" office:value="845540" calcext:value-type="float">
            <text:p>84554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ja.wikipedia.org/wiki/大分県" xlink:type="simple">大分県</text:a></text:p>
          </table:table-cell>
          <table:table-cell office:value-type="float" office:value="1166338" calcext:value-type="float">
            <text:p>1166338</text:p>
          </table:table-cell>
          <table:table-cell office:value-type="float" office:value="1196529" calcext:value-type="float">
            <text:p>1196529</text:p>
          </table:table-cell>
          <table:table-cell office:value-type="float" office:value="1209571" calcext:value-type="float">
            <text:p>1209571</text:p>
          </table:table-cell>
          <table:table-cell office:value-type="float" office:value="1231306" calcext:value-type="float">
            <text:p>1231306</text:p>
          </table:table-cell>
          <table:table-cell office:value-type="float" office:value="1155566" calcext:value-type="float">
            <text:p>1155566</text:p>
          </table:table-cell>
          <table:table-cell office:value-type="float" office:value="1124513" calcext:value-type="float">
            <text:p>1124513</text:p>
          </table:table-cell>
          <table:table-cell office:value-type="float" office:value="860282" calcext:value-type="float">
            <text:p>86028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ja.wikipedia.org/wiki/石川県" xlink:type="simple">石川県</text:a></text:p>
          </table:table-cell>
          <table:table-cell office:value-type="float" office:value="1154008" calcext:value-type="float">
            <text:p>1154008</text:p>
          </table:table-cell>
          <table:table-cell office:value-type="float" office:value="1169788" calcext:value-type="float">
            <text:p>1169788</text:p>
          </table:table-cell>
          <table:table-cell office:value-type="float" office:value="1174026" calcext:value-type="float">
            <text:p>1174026</text:p>
          </table:table-cell>
          <table:table-cell office:value-type="float" office:value="1180068" calcext:value-type="float">
            <text:p>1180068</text:p>
          </table:table-cell>
          <table:table-cell office:value-type="float" office:value="1002420" calcext:value-type="float">
            <text:p>1002420</text:p>
          </table:table-cell>
          <table:table-cell office:value-type="float" office:value="887510" calcext:value-type="float">
            <text:p>887510</text:p>
          </table:table-cell>
          <table:table-cell office:value-type="float" office:value="747360" calcext:value-type="float">
            <text:p>74736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ja.wikipedia.org/wiki/山形県" xlink:type="simple">山形県</text:a></text:p>
          </table:table-cell>
          <table:table-cell office:value-type="float" office:value="1123891" calcext:value-type="float">
            <text:p>1123891</text:p>
          </table:table-cell>
          <table:table-cell office:value-type="float" office:value="1168924" calcext:value-type="float">
            <text:p>1168924</text:p>
          </table:table-cell>
          <table:table-cell office:value-type="float" office:value="1216181" calcext:value-type="float">
            <text:p>1216181</text:p>
          </table:table-cell>
          <table:table-cell office:value-type="float" office:value="1256958" calcext:value-type="float">
            <text:p>1256958</text:p>
          </table:table-cell>
          <table:table-cell office:value-type="float" office:value="1225618" calcext:value-type="float">
            <text:p>1225618</text:p>
          </table:table-cell>
          <table:table-cell office:value-type="float" office:value="1326350" calcext:value-type="float">
            <text:p>1326350</text:p>
          </table:table-cell>
          <table:table-cell office:value-type="float" office:value="968925" calcext:value-type="float">
            <text:p>96892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ja.wikipedia.org/wiki/宮崎県" xlink:type="simple">宮崎県</text:a></text:p>
          </table:table-cell>
          <table:table-cell office:value-type="float" office:value="1104069" calcext:value-type="float">
            <text:p>1104069</text:p>
          </table:table-cell>
          <table:table-cell office:value-type="float" office:value="1135233" calcext:value-type="float">
            <text:p>1135233</text:p>
          </table:table-cell>
          <table:table-cell office:value-type="float" office:value="1153042" calcext:value-type="float">
            <text:p>1153042</text:p>
          </table:table-cell>
          <table:table-cell office:value-type="float" office:value="1175819" calcext:value-type="float">
            <text:p>1175819</text:p>
          </table:table-cell>
          <table:table-cell office:value-type="float" office:value="1051105" calcext:value-type="float">
            <text:p>1051105</text:p>
          </table:table-cell>
          <table:table-cell office:value-type="float" office:value="913687" calcext:value-type="float">
            <text:p>913687</text:p>
          </table:table-cell>
          <table:table-cell office:value-type="float" office:value="651097" calcext:value-type="float">
            <text:p>65109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ja.wikipedia.org/wiki/富山県" xlink:type="simple">富山県</text:a></text:p>
          </table:table-cell>
          <table:table-cell office:value-type="float" office:value="1066328" calcext:value-type="float">
            <text:p>1066328</text:p>
          </table:table-cell>
          <table:table-cell office:value-type="float" office:value="1093247" calcext:value-type="float">
            <text:p>1093247</text:p>
          </table:table-cell>
          <table:table-cell office:value-type="float" office:value="1111729" calcext:value-type="float">
            <text:p>1111729</text:p>
          </table:table-cell>
          <table:table-cell office:value-type="float" office:value="1123125" calcext:value-type="float">
            <text:p>1123125</text:p>
          </table:table-cell>
          <table:table-cell office:value-type="float" office:value="1029695" calcext:value-type="float">
            <text:p>1029695</text:p>
          </table:table-cell>
          <table:table-cell office:value-type="float" office:value="953834" calcext:value-type="float">
            <text:p>953834</text:p>
          </table:table-cell>
          <table:table-cell office:value-type="float" office:value="724276" calcext:value-type="float">
            <text:p>72427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ja.wikipedia.org/wiki/秋田県" xlink:type="simple">秋田県</text:a></text:p>
          </table:table-cell>
          <table:table-cell office:value-type="float" office:value="1023119" calcext:value-type="float">
            <text:p>1023119</text:p>
          </table:table-cell>
          <table:table-cell office:value-type="float" office:value="1085997" calcext:value-type="float">
            <text:p>1085997</text:p>
          </table:table-cell>
          <table:table-cell office:value-type="float" office:value="1145501" calcext:value-type="float">
            <text:p>1145501</text:p>
          </table:table-cell>
          <table:table-cell office:value-type="float" office:value="1213667" calcext:value-type="float">
            <text:p>1213667</text:p>
          </table:table-cell>
          <table:table-cell office:value-type="float" office:value="1241376" calcext:value-type="float">
            <text:p>1241376</text:p>
          </table:table-cell>
          <table:table-cell office:value-type="float" office:value="1211871" calcext:value-type="float">
            <text:p>1211871</text:p>
          </table:table-cell>
          <table:table-cell office:value-type="float" office:value="898537" calcext:value-type="float">
            <text:p>89853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ja.wikipedia.org/wiki/香川県" xlink:type="simple">香川県</text:a></text:p>
          </table:table-cell>
          <table:table-cell office:value-type="float" office:value="976263" calcext:value-type="float">
            <text:p>976263</text:p>
          </table:table-cell>
          <table:table-cell office:value-type="float" office:value="995842" calcext:value-type="float">
            <text:p>995842</text:p>
          </table:table-cell>
          <table:table-cell office:value-type="float" office:value="1012400" calcext:value-type="float">
            <text:p>1012400</text:p>
          </table:table-cell>
          <table:table-cell office:value-type="float" office:value="1027006" calcext:value-type="float">
            <text:p>1027006</text:p>
          </table:table-cell>
          <table:table-cell office:value-type="float" office:value="907897" calcext:value-type="float">
            <text:p>907897</text:p>
          </table:table-cell>
          <table:table-cell office:value-type="float" office:value="863700" calcext:value-type="float">
            <text:p>863700</text:p>
          </table:table-cell>
          <table:table-cell office:value-type="float" office:value="677852" calcext:value-type="float">
            <text:p>67785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ja.wikipedia.org/wiki/和歌山県" xlink:type="simple">和歌山県</text:a></text:p>
          </table:table-cell>
          <table:table-cell office:value-type="float" office:value="963579" calcext:value-type="float">
            <text:p>963579</text:p>
          </table:table-cell>
          <table:table-cell office:value-type="float" office:value="1002198" calcext:value-type="float">
            <text:p>1002198</text:p>
          </table:table-cell>
          <table:table-cell office:value-type="float" office:value="1035969" calcext:value-type="float">
            <text:p>1035969</text:p>
          </table:table-cell>
          <table:table-cell office:value-type="float" office:value="1080435" calcext:value-type="float">
            <text:p>1080435</text:p>
          </table:table-cell>
          <table:table-cell office:value-type="float" office:value="1042736" calcext:value-type="float">
            <text:p>1042736</text:p>
          </table:table-cell>
          <table:table-cell office:value-type="float" office:value="936006" calcext:value-type="float">
            <text:p>936006</text:p>
          </table:table-cell>
          <table:table-cell office:value-type="float" office:value="750411" calcext:value-type="float">
            <text:p>75041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ja.wikipedia.org/wiki/山梨県" xlink:type="simple">山梨県</text:a></text:p>
          </table:table-cell>
          <table:table-cell office:value-type="float" office:value="834930" calcext:value-type="float">
            <text:p>834930</text:p>
          </table:table-cell>
          <table:table-cell office:value-type="float" office:value="863075" calcext:value-type="float">
            <text:p>863075</text:p>
          </table:table-cell>
          <table:table-cell office:value-type="float" office:value="884515" calcext:value-type="float">
            <text:p>884515</text:p>
          </table:table-cell>
          <table:table-cell office:value-type="float" office:value="881996" calcext:value-type="float">
            <text:p>881996</text:p>
          </table:table-cell>
          <table:table-cell office:value-type="float" office:value="762029" calcext:value-type="float">
            <text:p>762029</text:p>
          </table:table-cell>
          <table:table-cell office:value-type="float" office:value="839057" calcext:value-type="float">
            <text:p>839057</text:p>
          </table:table-cell>
          <table:table-cell office:value-type="float" office:value="583453" calcext:value-type="float">
            <text:p>58345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ja.wikipedia.org/wiki/佐賀県" xlink:type="simple">佐賀県</text:a></text:p>
          </table:table-cell>
          <table:table-cell office:value-type="float" office:value="832832" calcext:value-type="float">
            <text:p>832832</text:p>
          </table:table-cell>
          <table:table-cell office:value-type="float" office:value="849788" calcext:value-type="float">
            <text:p>849788</text:p>
          </table:table-cell>
          <table:table-cell office:value-type="float" office:value="866369" calcext:value-type="float">
            <text:p>866369</text:p>
          </table:table-cell>
          <table:table-cell office:value-type="float" office:value="884316" calcext:value-type="float">
            <text:p>884316</text:p>
          </table:table-cell>
          <table:table-cell office:value-type="float" office:value="838468" calcext:value-type="float">
            <text:p>838468</text:p>
          </table:table-cell>
          <table:table-cell office:value-type="float" office:value="830431" calcext:value-type="float">
            <text:p>830431</text:p>
          </table:table-cell>
          <table:table-cell office:value-type="float" office:value="673895" calcext:value-type="float">
            <text:p>67389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ja.wikipedia.org/wiki/福井県" xlink:type="simple">福井県</text:a></text:p>
          </table:table-cell>
          <table:table-cell office:value-type="float" office:value="786740" calcext:value-type="float">
            <text:p>786740</text:p>
          </table:table-cell>
          <table:table-cell office:value-type="float" office:value="806314" calcext:value-type="float">
            <text:p>806314</text:p>
          </table:table-cell>
          <table:table-cell office:value-type="float" office:value="821592" calcext:value-type="float">
            <text:p>821592</text:p>
          </table:table-cell>
          <table:table-cell office:value-type="float" office:value="826996" calcext:value-type="float">
            <text:p>826996</text:p>
          </table:table-cell>
          <table:table-cell office:value-type="float" office:value="744230" calcext:value-type="float">
            <text:p>744230</text:p>
          </table:table-cell>
          <table:table-cell office:value-type="float" office:value="724856" calcext:value-type="float">
            <text:p>724856</text:p>
          </table:table-cell>
          <table:table-cell office:value-type="float" office:value="599155" calcext:value-type="float">
            <text:p>59915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ja.wikipedia.org/wiki/徳島県" xlink:type="simple">徳島県</text:a></text:p>
          </table:table-cell>
          <table:table-cell office:value-type="float" office:value="755733" calcext:value-type="float">
            <text:p>755733</text:p>
          </table:table-cell>
          <table:table-cell office:value-type="float" office:value="785491" calcext:value-type="float">
            <text:p>785491</text:p>
          </table:table-cell>
          <table:table-cell office:value-type="float" office:value="809950" calcext:value-type="float">
            <text:p>809950</text:p>
          </table:table-cell>
          <table:table-cell office:value-type="float" office:value="832427" calcext:value-type="float">
            <text:p>832427</text:p>
          </table:table-cell>
          <table:table-cell office:value-type="float" office:value="791111" calcext:value-type="float">
            <text:p>791111</text:p>
          </table:table-cell>
          <table:table-cell office:value-type="float" office:value="835763" calcext:value-type="float">
            <text:p>835763</text:p>
          </table:table-cell>
          <table:table-cell office:value-type="float" office:value="670212" calcext:value-type="float">
            <text:p>67021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ja.wikipedia.org/wiki/高知県" xlink:type="simple">高知県</text:a></text:p>
          </table:table-cell>
          <table:table-cell office:value-type="float" office:value="728276" calcext:value-type="float">
            <text:p>728276</text:p>
          </table:table-cell>
          <table:table-cell office:value-type="float" office:value="764456" calcext:value-type="float">
            <text:p>764456</text:p>
          </table:table-cell>
          <table:table-cell office:value-type="float" office:value="796292" calcext:value-type="float">
            <text:p>796292</text:p>
          </table:table-cell>
          <table:table-cell office:value-type="float" office:value="816704" calcext:value-type="float">
            <text:p>816704</text:p>
          </table:table-cell>
          <table:table-cell office:value-type="float" office:value="786882" calcext:value-type="float">
            <text:p>786882</text:p>
          </table:table-cell>
          <table:table-cell office:value-type="float" office:value="775578" calcext:value-type="float">
            <text:p>775578</text:p>
          </table:table-cell>
          <table:table-cell office:value-type="float" office:value="670895" calcext:value-type="float">
            <text:p>67089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ja.wikipedia.org/wiki/島根県" xlink:type="simple">島根県</text:a></text:p>
          </table:table-cell>
          <table:table-cell office:value-type="float" office:value="694352" calcext:value-type="float">
            <text:p>694352</text:p>
          </table:table-cell>
          <table:table-cell office:value-type="float" office:value="717397" calcext:value-type="float">
            <text:p>717397</text:p>
          </table:table-cell>
          <table:table-cell office:value-type="float" office:value="742223" calcext:value-type="float">
            <text:p>742223</text:p>
          </table:table-cell>
          <table:table-cell office:value-type="float" office:value="771441" calcext:value-type="float">
            <text:p>771441</text:p>
          </table:table-cell>
          <table:table-cell office:value-type="float" office:value="773575" calcext:value-type="float">
            <text:p>773575</text:p>
          </table:table-cell>
          <table:table-cell office:value-type="float" office:value="860275" calcext:value-type="float">
            <text:p>860275</text:p>
          </table:table-cell>
          <table:table-cell office:value-type="float" office:value="714712" calcext:value-type="float">
            <text:p>71471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ja.wikipedia.org/wiki/鳥取県" xlink:type="simple">鳥取県</text:a></text:p>
          </table:table-cell>
          <table:table-cell office:value-type="float" office:value="573441" calcext:value-type="float">
            <text:p>573441</text:p>
          </table:table-cell>
          <table:table-cell office:value-type="float" office:value="588667" calcext:value-type="float">
            <text:p>588667</text:p>
          </table:table-cell>
          <table:table-cell office:value-type="float" office:value="607012" calcext:value-type="float">
            <text:p>607012</text:p>
          </table:table-cell>
          <table:table-cell office:value-type="float" office:value="614929" calcext:value-type="float">
            <text:p>614929</text:p>
          </table:table-cell>
          <table:table-cell office:value-type="float" office:value="568777" calcext:value-type="float">
            <text:p>568777</text:p>
          </table:table-cell>
          <table:table-cell office:value-type="float" office:value="563220" calcext:value-type="float">
            <text:p>563220</text:p>
          </table:table-cell>
          <table:table-cell office:value-type="float" office:value="454675" calcext:value-type="float">
            <text:p>454675</text:p>
          </table:table-cell>
        </table:table-row>
        <table:table-row table:style-name="ro3">
          <table:table-cell table:style-name="ce5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1T15:11:59.747803562</meta:creation-date>
    <dc:date>2021-05-11T15:13:18.364717395</dc:date>
    <meta:editing-duration>PT1M18S</meta:editing-duration>
    <meta:editing-cycles>1</meta:editing-cycles>
    <meta:document-statistic meta:table-count="1" meta:cell-count="441" meta:object-count="8"/>
    <meta:generator>LibreOffice/7.0.3.1$MacOSX_X86_64 LibreOffice_project/d7547858d014d4cf69878db179d326fc3483e082</meta:generator>
    <meta:user-defined meta:name=""/>
  </office:meta>
</office:document-meta>
</file>